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177000000BB81B71B43A4A003EEC.png" manifest:media-type="image/png"/>
  <manifest:file-entry manifest:full-path="Pictures/100000000000177000000BB8967E0E9BC0D8C4C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201cm" svg:height="9.6cm" svg:x="1.285cm" svg:y="1.256cm">
          <draw:image xlink:href="Pictures/100000000000177000000BB8967E0E9BC0D8C4C0.png" xlink:type="simple" xlink:show="embed" xlink:actuate="onLoad">
            <text:p/>
          </draw:image>
        </draw:frame>
        <draw:frame draw:style-name="gr1" draw:text-style-name="P1" draw:layer="layout" svg:width="19.2cm" svg:height="9.6cm" svg:x="1.285cm" svg:y="11.7cm">
          <draw:image xlink:href="Pictures/100000000000177000000BB81B71B43A4A003EE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15:14:41.468290971</meta:creation-date>
    <dc:date>2016-03-16T15:16:50.786539071</dc:date>
    <dc:creator>Ogan Mancarci</dc:creator>
    <meta:editing-duration>PT2M9S</meta:editing-duration>
    <meta:editing-cycles>1</meta:editing-cycles>
    <meta:generator>LibreOffice/5.1.1.2$Linux_X86_64 LibreOffice_project/10m0$Build-2</meta:generator>
    <meta:document-statistic meta:object-count="2"/>
  </office:meta>
</office:document-meta>
</file>